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<text:a xlink:href="http://localhost/phpmyadmin/sql.php?db=sweetgame&amp;table=monsters&amp;sql_query=SELECT+%2A+FROM+%60monsters%60+ORDER+BY+%60monsters%60.%60number%60+ASC&amp;token=0fbc26590e34496f46a23089f7180d62">number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name%60+ASC&amp;token=0fbc26590e34496f46a23089f7180d62">name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weapontype%60+ASC&amp;token=0fbc26590e34496f46a23089f7180d62">weapontype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shieldtype%60+ASC&amp;token=0fbc26590e34496f46a23089f7180d62">shieldtype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hp%60+ASC&amp;token=0fbc26590e34496f46a23089f7180d62">hp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maxhp%60+ASC&amp;token=0fbc26590e34496f46a23089f7180d62">maxhp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level%60+ASC&amp;token=0fbc26590e34496f46a23089f7180d62">level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strength%60+ASC&amp;token=0fbc26590e34496f46a23089f7180d62">strength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defense%60+ASC&amp;token=0fbc26590e34496f46a23089f7180d62">defense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speed%60+ASC&amp;token=0fbc26590e34496f46a23089f7180d62">speed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weaponlow%60+ASC&amp;token=0fbc26590e34496f46a23089f7180d62">weaponlow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weaponhigh%60+ASC&amp;token=0fbc26590e34496f46a23089f7180d62">weaponhigh</text:a> </text:p>
          </table:table-cell>
          <table:table-cell table:style-name="ce1" office:value-type="string">
            <text:p><text:a xlink:href="http://localhost/phpmyadmin/sql.php?db=sweetgame&amp;table=monsters&amp;sql_query=SELECT+%2A+FROM+%60monsters%60+ORDER+BY+%60monsters%60.%60itemID%60+ASC&amp;token=0fbc26590e34496f46a23089f7180d62">itemID</text:a> 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Rat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fles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string">
            <text:p>Overgrown Slug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natur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Piggy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flesh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Little Flower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atu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Crazed Wolf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nature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Shiny Wolf</text:p>
          </table:table-cell>
          <table:table-cell table:style-name="ce3" office:value-type="string">
            <text:p>metal</text:p>
          </table:table-cell>
          <table:table-cell table:style-name="ce3" office:value-type="string">
            <text:p>nature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Lil Death</text:p>
          </table:table-cell>
          <table:table-cell table:style-name="ce3" office:value-type="string">
            <text:p>death</text:p>
          </table:table-cell>
          <table:table-cell table:style-name="ce3" office:value-type="string">
            <text:p>deat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Robot Tot</text:p>
          </table:table-cell>
          <table:table-cell table:style-name="ce3" office:value-type="string">
            <text:p>technology</text:p>
          </table:table-cell>
          <table:table-cell table:style-name="ce3" office:value-type="string">
            <text:p>technolog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Boogey Baby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fles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Cuddle Cat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natur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Son of a Gun</text:p>
          </table:table-cell>
          <table:table-cell table:style-name="ce3" office:value-type="string">
            <text:p>metal</text:p>
          </table:table-cell>
          <table:table-cell table:style-name="ce3" office:value-type="string">
            <text:p>metal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Choir Boy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fles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office:value-type="string">
            <text:p>Obnoxious Clock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ime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Kremican</text:p>
          </table:table-cell>
          <table:table-cell table:style-name="ce3" office:value-type="string">
            <text:p>metal</text:p>
          </table:table-cell>
          <table:table-cell table:style-name="ce3" office:value-type="string">
            <text:p>flesh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Skeleton Key</text:p>
          </table:table-cell>
          <table:table-cell table:style-name="ce3" office:value-type="string">
            <text:p>death</text:p>
          </table:table-cell>
          <table:table-cell table:style-name="ce3" office:value-type="string">
            <text:p>deat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3" office:value-type="string">
            <text:p>Unscary Ghoul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flesh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Mean Flower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atur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weapontype </text:p>
          </table:table-cell>
          <table:table-cell office:value-type="string">
            <text:p>shieldtype </text:p>
          </table:table-cell>
          <table:table-cell office:value-type="string">
            <text:p>hp </text:p>
          </table:table-cell>
          <table:table-cell office:value-type="string">
            <text:p>maxhp </text:p>
          </table:table-cell>
          <table:table-cell office:value-type="string">
            <text:p>level</text:p>
          </table:table-cell>
          <table:table-cell office:value-type="string">
            <text:p>strength </text:p>
          </table:table-cell>
          <table:table-cell office:value-type="string">
            <text:p>defense </text:p>
          </table:table-cell>
          <table:table-cell office:value-type="string">
            <text:p>speed </text:p>
          </table:table-cell>
          <table:table-cell office:value-type="string">
            <text:p>weaponlow </text:p>
          </table:table-cell>
          <table:table-cell office:value-type="string">
            <text:p>weaponhigh 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ature</text:p>
          </table:table-cell>
          <table:table-cell table:formula="of:=5*[.$G27]" office:value-type="float" office:value="5">
            <text:p>5</text:p>
          </table:table-cell>
          <table:table-cell table:formula="of:=5*[.$G2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$G27]+(([.$G27]*3)-3)" office:value-type="float" office:value="1">
            <text:p>1</text:p>
          </table:table-cell>
          <table:table-cell table:formula="of:=[.$G27]+(([.$G27]*3)-3)" office:value-type="float" office:value="1">
            <text:p>1</text:p>
          </table:table-cell>
          <table:table-cell table:formula="of:=[.$G27]+(([.$G27]*3)-3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ature</text:p>
          </table:table-cell>
          <table:table-cell table:formula="of:=5*[.$G28]" office:value-type="float" office:value="10">
            <text:p>10</text:p>
          </table:table-cell>
          <table:table-cell table:formula="of:=5*[.$G28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$G28]+(([.$G28]*3)-3)" office:value-type="float" office:value="5">
            <text:p>5</text:p>
          </table:table-cell>
          <table:table-cell table:formula="of:=[.$G28]+(([.$G28]*3)-3)" office:value-type="float" office:value="5">
            <text:p>5</text:p>
          </table:table-cell>
          <table:table-cell table:formula="of:=[.$G28]+(([.$G28]*3)-3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ature/Metal</text:p>
          </table:table-cell>
          <table:table-cell table:formula="of:=5*[.$G29]" office:value-type="float" office:value="15">
            <text:p>15</text:p>
          </table:table-cell>
          <table:table-cell table:formula="of:=5*[.$G29]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$G29]+(([.$G29]*3)-3)" office:value-type="float" office:value="9">
            <text:p>9</text:p>
          </table:table-cell>
          <table:table-cell table:formula="of:=[.$G29]+(([.$G29]*3)-3)" office:value-type="float" office:value="9">
            <text:p>9</text:p>
          </table:table-cell>
          <table:table-cell table:formula="of:=[.$G29]+(([.$G29]*3)-3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ature/Metal/Flesh</text:p>
          </table:table-cell>
          <table:table-cell table:formula="of:=5*[.$G30]" office:value-type="float" office:value="20">
            <text:p>20</text:p>
          </table:table-cell>
          <table:table-cell table:formula="of:=5*[.$G3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$G30]+(([.$G30]*3)-3)" office:value-type="float" office:value="13">
            <text:p>13</text:p>
          </table:table-cell>
          <table:table-cell table:formula="of:=[.$G30]+(([.$G30]*3)-3)" office:value-type="float" office:value="13">
            <text:p>13</text:p>
          </table:table-cell>
          <table:table-cell table:formula="of:=[.$G30]+(([.$G30]*3)-3)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Poison</text:p>
          </table:table-cell>
          <table:table-cell table:formula="of:=5*[.$G31]" office:value-type="float" office:value="25">
            <text:p>25</text:p>
          </table:table-cell>
          <table:table-cell table:formula="of:=5*[.$G31]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$G31]+(([.$G31]*3)-3)" office:value-type="float" office:value="17">
            <text:p>17</text:p>
          </table:table-cell>
          <table:table-cell table:formula="of:=[.$G31]+(([.$G31]*3)-3)" office:value-type="float" office:value="17">
            <text:p>17</text:p>
          </table:table-cell>
          <table:table-cell table:formula="of:=[.$G31]+(([.$G31]*3)-3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Poison/Nature</text:p>
          </table:table-cell>
          <table:table-cell table:formula="of:=5*[.$G32]" office:value-type="float" office:value="30">
            <text:p>30</text:p>
          </table:table-cell>
          <table:table-cell table:formula="of:=5*[.$G32]"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$G32]+(([.$G32]*3)-3)" office:value-type="float" office:value="21">
            <text:p>21</text:p>
          </table:table-cell>
          <table:table-cell table:formula="of:=[.$G32]+(([.$G32]*3)-3)" office:value-type="float" office:value="21">
            <text:p>21</text:p>
          </table:table-cell>
          <table:table-cell table:formula="of:=[.$G32]+(([.$G32]*3)-3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chnology</text:p>
          </table:table-cell>
          <table:table-cell table:formula="of:=5*[.$G33]" office:value-type="float" office:value="35">
            <text:p>35</text:p>
          </table:table-cell>
          <table:table-cell table:formula="of:=5*[.$G33]" office:value-type="float" office:value="35">
            <text:p>35</text:p>
          </table:table-cell>
          <table:table-cell office:value-type="float" office:value="7">
            <text:p>7</text:p>
          </table:table-cell>
          <table:table-cell table:formula="of:=[.$G33]+(([.$G33]*3)-3)" office:value-type="float" office:value="25">
            <text:p>25</text:p>
          </table:table-cell>
          <table:table-cell table:formula="of:=[.$G33]+(([.$G33]*3)-3)" office:value-type="float" office:value="25">
            <text:p>25</text:p>
          </table:table-cell>
          <table:table-cell table:formula="of:=[.$G33]+(([.$G33]*3)-3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chnology/metal</text:p>
          </table:table-cell>
          <table:table-cell table:formula="of:=5*[.$G34]" office:value-type="float" office:value="40">
            <text:p>40</text:p>
          </table:table-cell>
          <table:table-cell table:formula="of:=5*[.$G34]"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[.$G34]+(([.$G34]*3)-3)" office:value-type="float" office:value="29">
            <text:p>29</text:p>
          </table:table-cell>
          <table:table-cell table:formula="of:=[.$G34]+(([.$G34]*3)-3)" office:value-type="float" office:value="29">
            <text:p>29</text:p>
          </table:table-cell>
          <table:table-cell table:formula="of:=[.$G34]+(([.$G34]*3)-3)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Death</text:p>
          </table:table-cell>
          <table:table-cell table:formula="of:=5*[.$G35]" office:value-type="float" office:value="45">
            <text:p>45</text:p>
          </table:table-cell>
          <table:table-cell table:formula="of:=5*[.$G35]" office:value-type="float" office:value="45">
            <text:p>45</text:p>
          </table:table-cell>
          <table:table-cell office:value-type="float" office:value="9">
            <text:p>9</text:p>
          </table:table-cell>
          <table:table-cell table:formula="of:=[.$G35]+(([.$G35]*3)-3)" office:value-type="float" office:value="33">
            <text:p>33</text:p>
          </table:table-cell>
          <table:table-cell table:formula="of:=[.$G35]+(([.$G35]*3)-3)" office:value-type="float" office:value="33">
            <text:p>33</text:p>
          </table:table-cell>
          <table:table-cell table:formula="of:=[.$G35]+(([.$G35]*3)-3)"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Valor</text:p>
          </table:table-cell>
          <table:table-cell table:formula="of:=5*[.$G36]" office:value-type="float" office:value="50">
            <text:p>50</text:p>
          </table:table-cell>
          <table:table-cell table:formula="of:=5*[.$G36]"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$G36]+(([.$G36]*3)-3)" office:value-type="float" office:value="37">
            <text:p>37</text:p>
          </table:table-cell>
          <table:table-cell table:formula="of:=[.$G36]+(([.$G36]*3)-3)" office:value-type="float" office:value="37">
            <text:p>37</text:p>
          </table:table-cell>
          <table:table-cell table:formula="of:=[.$G36]+(([.$G36]*3)-3)" office:value-type="float" office:value="37">
            <text:p>3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2/13/2010</text:date>, <text:time>01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3T01:06:09</meta:creation-date>
    <dc:date>2010-12-13T01:33:20</dc:date>
    <meta:editing-duration>PT00H02M21S</meta:editing-duration>
    <meta:editing-cycles>1</meta:editing-cycles>
    <meta:document-statistic meta:table-count="3" meta:cell-count="338" meta:object-count="0"/>
    <meta:generator>OpenOffice.org/3.2$Linux OpenOffice.org_project/320m19$Build-9505</meta:generator>
  </office:meta>
</office:document-meta>
</file>